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d5df" officeooo:paragraph-rsid="000ed5df"/>
    </style:style>
    <style:style style:name="P2" style:family="paragraph" style:parent-style-name="Standard">
      <style:text-properties officeooo:rsid="0010497e" officeooo:paragraph-rsid="001049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ple map:</text:p>
      <text:p text:style-name="P1">first will will run the service call as move.srv and we can give any input but the robot will only move if the input is w or s. if we press w then the robot will go up to 3 meter linear direction and if we press s it will come back -3 meter.</text:p>
      <text:p text:style-name="P1">But if the robot is in -3 linear.x position the it will not work on s cmd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4:42:18.256447457</meta:creation-date>
    <dc:date>2019-06-06T14:48:24.381332829</dc:date>
    <meta:editing-duration>PT6M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73" meta:character-count="326" meta:non-whitespace-character-count="256"/>
  </office:meta>
</office:document-meta>
</file>